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972in"/>
    </style:style>
    <style:style style:name="co2" style:family="table-column">
      <style:table-column-properties fo:break-before="auto" style:column-width="0.639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0.7654in"/>
    </style:style>
    <style:style style:name="co5" style:family="table-column">
      <style:table-column-properties fo:break-before="auto" style:column-width="0.723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rrorLayerPercentageGraph291614234" table:style-name="ta1">
        <table:shapes>
          <draw:frame draw:z-index="0" draw:style-name="gr1" draw:text-style-name="P1" svg:width="8.4996in" svg:height="4.663in" svg:x="1.1953in" svg:y="5.811in">
            <draw:object draw:notify-on-update-of-ranges="errorLayerPercentageGraph291614234.A1:errorLayerPercentageGraph291614234.A1 errorLayerPercentageGraph291614234.B1:errorLayerPercentageGraph291614234.K1 errorLayerPercentageGraph291614234.A2:errorLayerPercentageGraph291614234.A2 errorLayerPercentageGraph291614234.B2:errorLayerPercentageGraph291614234.K2 errorLayerPercentageGraph291614234.A3:errorLayerPercentageGraph291614234.A3 errorLayerPercentageGraph291614234.B3:errorLayerPercentageGraph291614234.K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Average Excitatory Voltage Change per Neuron (+0.01 C)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002909" calcext:value-type="float">
            <text:p>0.002909</text:p>
          </table:table-cell>
          <table:table-cell office:value-type="float" office:value="0.023064" calcext:value-type="float">
            <text:p>0.023064</text:p>
          </table:table-cell>
          <table:table-cell office:value-type="float" office:value="0.078098" calcext:value-type="float">
            <text:p>0.078098</text:p>
          </table:table-cell>
          <table:table-cell office:value-type="float" office:value="0.194823" calcext:value-type="float">
            <text:p>0.194823</text:p>
          </table:table-cell>
          <table:table-cell office:value-type="float" office:value="0.37012" calcext:value-type="float">
            <text:p>0.37012</text:p>
          </table:table-cell>
          <table:table-cell office:value-type="float" office:value="0.596253" calcext:value-type="float">
            <text:p>0.596253</text:p>
          </table:table-cell>
          <table:table-cell office:value-type="float" office:value="0.809862" calcext:value-type="float">
            <text:p>0.809862</text:p>
          </table:table-cell>
          <table:table-cell office:value-type="float" office:value="1.000884" calcext:value-type="float">
            <text:p>1.000884</text:p>
          </table:table-cell>
          <table:table-cell office:value-type="float" office:value="1.211201" calcext:value-type="float">
            <text:p>1.211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Excitatory Voltage Change per Neuron (+0.001 C)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2588" calcext:value-type="float">
            <text:p>0.002588</text:p>
          </table:table-cell>
          <table:table-cell office:value-type="float" office:value="0.013053" calcext:value-type="float">
            <text:p>0.013053</text:p>
          </table:table-cell>
          <table:table-cell office:value-type="float" office:value="0.039819" calcext:value-type="float">
            <text:p>0.039819</text:p>
          </table:table-cell>
          <table:table-cell office:value-type="float" office:value="0.099396" calcext:value-type="float">
            <text:p>0.099396</text:p>
          </table:table-cell>
          <table:table-cell office:value-type="float" office:value="0.194081" calcext:value-type="float">
            <text:p>0.194081</text:p>
          </table:table-cell>
          <table:table-cell office:value-type="float" office:value="0.320002" calcext:value-type="float">
            <text:p>0.320002</text:p>
          </table:table-cell>
          <table:table-cell office:value-type="float" office:value="0.512173" calcext:value-type="float">
            <text:p>0.512173</text:p>
          </table:table-cell>
          <table:table-cell office:value-type="float" office:value="0.731999" calcext:value-type="float">
            <text:p>0.731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Excitatory Voltage Change per Neuron (+0.0001 C)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1261" calcext:value-type="float">
            <text:p>0.001261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8819" calcext:value-type="float">
            <text:p>0.008819</text:p>
          </table:table-cell>
          <table:table-cell office:value-type="float" office:value="0.013702" calcext:value-type="float">
            <text:p>0.013702</text:p>
          </table:table-cell>
          <table:table-cell office:value-type="float" office:value="0.02452" calcext:value-type="float">
            <text:p>0.02452</text:p>
          </table:table-cell>
          <table:table-cell office:value-type="float" office:value="0.048056" calcext:value-type="float">
            <text:p>0.048056</text:p>
          </table:table-cell>
          <table:table-cell office:value-type="float" office:value="0.087569" calcext:value-type="float">
            <text:p>0.087569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 calcext:value-type="string">
            <text:p><text:span text:style-name="T1">Std Deviation Avg (+0.01 C)</text:span>:</text:p>
          </table:table-cell>
          <table:table-cell office:value-type="float" office:value="0.113043" calcext:value-type="float">
            <text:p>0.11304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pan text:style-name="T1">Std Deviation Avg (+0.001 C)</text:span>:</text:p>
          </table:table-cell>
          <table:table-cell office:value-type="float" office:value="0.096121" calcext:value-type="float">
            <text:p>0.0961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pan text:style-name="T1">Std Deviation Avg (+0.0001 C)</text:span>:</text:p>
          </table:table-cell>
          <table:table-cell office:value-type="float" office:value="0.031238" calcext:value-type="float">
            <text:p>0.0312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d Deviation Avg:</text:p>
          </table:table-cell>
          <table:table-cell table:formula="of:= AVERAGE([.B6:.B8])" office:value-type="float" office:value="0.080134" calcext:value-type="float">
            <text:p>0.08013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vg: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002909" calcext:value-type="float">
            <text:p>0.002909</text:p>
          </table:table-cell>
          <table:table-cell office:value-type="float" office:value="0.023064" calcext:value-type="float">
            <text:p>0.023064</text:p>
          </table:table-cell>
          <table:table-cell office:value-type="float" office:value="0.078098" calcext:value-type="float">
            <text:p>0.078098</text:p>
          </table:table-cell>
          <table:table-cell office:value-type="float" office:value="0.194823" calcext:value-type="float">
            <text:p>0.194823</text:p>
          </table:table-cell>
          <table:table-cell office:value-type="float" office:value="0.37012" calcext:value-type="float">
            <text:p>0.37012</text:p>
          </table:table-cell>
          <table:table-cell office:value-type="float" office:value="0.596253" calcext:value-type="float">
            <text:p>0.596253</text:p>
          </table:table-cell>
          <table:table-cell office:value-type="float" office:value="0.809862" calcext:value-type="float">
            <text:p>0.809862</text:p>
          </table:table-cell>
          <table:table-cell office:value-type="float" office:value="1.000884" calcext:value-type="float">
            <text:p>1.000884</text:p>
          </table:table-cell>
          <table:table-cell office:value-type="float" office:value="1.211201" calcext:value-type="float">
            <text:p>1.211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: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5312" calcext:value-type="float">
            <text:p>0.00531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53002" calcext:value-type="float">
            <text:p>0.053002</text:p>
          </table:table-cell>
          <table:table-cell office:value-type="float" office:value="0.116575" calcext:value-type="float">
            <text:p>0.116575</text:p>
          </table:table-cell>
          <table:table-cell office:value-type="float" office:value="0.170372" calcext:value-type="float">
            <text:p>0.170372</text:p>
          </table:table-cell>
          <table:table-cell office:value-type="float" office:value="0.20116" calcext:value-type="float">
            <text:p>0.20116</text:p>
          </table:table-cell>
          <table:table-cell office:value-type="float" office:value="0.189808" calcext:value-type="float">
            <text:p>0.189808</text:p>
          </table:table-cell>
          <table:table-cell office:value-type="float" office:value="0.184979" calcext:value-type="float">
            <text:p>0.184979</text:p>
          </table:table-cell>
          <table:table-cell office:value-type="float" office:value="0.187794" calcext:value-type="float">
            <text:p>0.187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 standard deviation:</text:p>
          </table:table-cell>
          <table:table-cell office:value-type="float" office:value="0.113043" calcext:value-type="float">
            <text:p>0.113043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: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2588" calcext:value-type="float">
            <text:p>0.002588</text:p>
          </table:table-cell>
          <table:table-cell office:value-type="float" office:value="0.013053" calcext:value-type="float">
            <text:p>0.013053</text:p>
          </table:table-cell>
          <table:table-cell office:value-type="float" office:value="0.039819" calcext:value-type="float">
            <text:p>0.039819</text:p>
          </table:table-cell>
          <table:table-cell office:value-type="float" office:value="0.099396" calcext:value-type="float">
            <text:p>0.099396</text:p>
          </table:table-cell>
          <table:table-cell office:value-type="float" office:value="0.194081" calcext:value-type="float">
            <text:p>0.194081</text:p>
          </table:table-cell>
          <table:table-cell office:value-type="float" office:value="0.320002" calcext:value-type="float">
            <text:p>0.320002</text:p>
          </table:table-cell>
          <table:table-cell office:value-type="float" office:value="0.512173" calcext:value-type="float">
            <text:p>0.512173</text:p>
          </table:table-cell>
          <table:table-cell office:value-type="float" office:value="0.731999" calcext:value-type="float">
            <text:p>0.731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: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5873" calcext:value-type="float">
            <text:p>0.005873</text:p>
          </table:table-cell>
          <table:table-cell office:value-type="float" office:value="0.019337" calcext:value-type="float">
            <text:p>0.019337</text:p>
          </table:table-cell>
          <table:table-cell office:value-type="float" office:value="0.042301" calcext:value-type="float">
            <text:p>0.042301</text:p>
          </table:table-cell>
          <table:table-cell office:value-type="float" office:value="0.081617" calcext:value-type="float">
            <text:p>0.081617</text:p>
          </table:table-cell>
          <table:table-cell office:value-type="float" office:value="0.126142" calcext:value-type="float">
            <text:p>0.126142</text:p>
          </table:table-cell>
          <table:table-cell office:value-type="float" office:value="0.172082" calcext:value-type="float">
            <text:p>0.172082</text:p>
          </table:table-cell>
          <table:table-cell office:value-type="float" office:value="0.221129" calcext:value-type="float">
            <text:p>0.221129</text:p>
          </table:table-cell>
          <table:table-cell office:value-type="float" office:value="0.292581" calcext:value-type="float">
            <text:p>0.29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 standard deviation:</text:p>
          </table:table-cell>
          <table:table-cell office:value-type="float" office:value="0.096121" calcext:value-type="float">
            <text:p>0.09612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: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1261" calcext:value-type="float">
            <text:p>0.001261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8819" calcext:value-type="float">
            <text:p>0.008819</text:p>
          </table:table-cell>
          <table:table-cell office:value-type="float" office:value="0.013702" calcext:value-type="float">
            <text:p>0.013702</text:p>
          </table:table-cell>
          <table:table-cell office:value-type="float" office:value="0.02452" calcext:value-type="float">
            <text:p>0.02452</text:p>
          </table:table-cell>
          <table:table-cell office:value-type="float" office:value="0.048056" calcext:value-type="float">
            <text:p>0.048056</text:p>
          </table:table-cell>
          <table:table-cell office:value-type="float" office:value="0.087569" calcext:value-type="float">
            <text:p>0.087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: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6204" calcext:value-type="float">
            <text:p>0.006204</text:p>
          </table:table-cell>
          <table:table-cell office:value-type="float" office:value="0.003356" calcext:value-type="float">
            <text:p>0.003356</text:p>
          </table:table-cell>
          <table:table-cell office:value-type="float" office:value="0.011105" calcext:value-type="float">
            <text:p>0.011105</text:p>
          </table:table-cell>
          <table:table-cell office:value-type="float" office:value="0.021083" calcext:value-type="float">
            <text:p>0.021083</text:p>
          </table:table-cell>
          <table:table-cell office:value-type="float" office:value="0.034672" calcext:value-type="float">
            <text:p>0.034672</text:p>
          </table:table-cell>
          <table:table-cell office:value-type="float" office:value="0.050738" calcext:value-type="float">
            <text:p>0.050738</text:p>
          </table:table-cell>
          <table:table-cell office:value-type="float" office:value="0.079009" calcext:value-type="float">
            <text:p>0.079009</text:p>
          </table:table-cell>
          <table:table-cell office:value-type="float" office:value="0.106188" calcext:value-type="float">
            <text:p>0.106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 standard deviation:</text:p>
          </table:table-cell>
          <table:table-cell office:value-type="float" office:value="0.031238" calcext:value-type="float">
            <text:p>0.03123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6T20:01:48.219000000</dc:date>
    <meta:editing-duration>PT1H38M52S</meta:editing-duration>
    <meta:editing-cycles>9</meta:editing-cycles>
    <meta:generator>LibreOffice/7.3.4.2$Windows_X86_64 LibreOffice_project/728fec16bd5f605073805c3c9e7c4212a0120dc5</meta:generator>
    <meta:document-statistic meta:table-count="1" meta:cell-count="11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9cm" svg:height="11.845cm" xlink:href=".." xlink:type="simple" chart:class="chart:line" chart:style-name="ch1">
        <chart:legend chart:legend-position="end" svg:x="11.866cm" svg:y="1.082cm" style:legend-expansion="custom" svg:width="9.723cm" svg:height="3.602cm" style:legend-expansion-aspect-ratio="2.69933370349806" chart:style-name="ch2"/>
        <chart:plot-area chart:style-name="ch3" table:cell-range-address="errorLayerPercentageGraph291614234.A1:errorLayerPercentageGraph291614234.K3" chart:data-source-has-labels="column" svg:x="1.583cm" svg:y="0.292cm" svg:width="10.672cm" svg:height="9.827cm">
          <chart:coordinate-region svg:x="2.328cm" svg:y="0.487cm" svg:width="9.731cm" svg:height="8.993cm"/>
          <chart:axis chart:dimension="x" chart:name="primary-x" chart:style-name="ch4">
            <chart:title svg:x="6.033cm" svg:y="10.356cm" chart:style-name="ch5">
              <text:p>Layer Index</text:p>
            </chart:title>
          </chart:axis>
          <chart:axis chart:dimension="y" chart:name="primary-y" chart:style-name="ch4">
            <chart:title svg:x="0.609cm" svg:y="9.187cm" chart:style-name="ch6">
              <text:p>Average Excitatory Voltage Difference Per Neuron (mV)</text:p>
            </chart:title>
            <chart:grid chart:style-name="ch7" chart:class="major"/>
          </chart:axis>
          <chart:series chart:style-name="ch8" chart:values-cell-range-address="errorLayerPercentageGraph291614234.B1:errorLayerPercentageGraph291614234.K1" chart:label-cell-address="errorLayerPercentageGraph291614234.A1:errorLayerPercentageGraph291614234.A1" chart:class="chart:line">
            <chart:data-point chart:repeated="10"/>
          </chart:series>
          <chart:series chart:style-name="ch9" chart:values-cell-range-address="errorLayerPercentageGraph291614234.B2:errorLayerPercentageGraph291614234.K2" chart:label-cell-address="errorLayerPercentageGraph291614234.A2:errorLayerPercentageGraph291614234.A2" chart:class="chart:line">
            <chart:data-point chart:repeated="10"/>
          </chart:series>
          <chart:series chart:style-name="ch10" chart:values-cell-range-address="errorLayerPercentageGraph291614234.B3:errorLayerPercentageGraph291614234.K3" chart:label-cell-address="errorLayerPercentageGraph291614234.A3:errorLayerPercentageGraph291614234.A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verage Excitatory Voltage Change per Neuron (+0.01 C)</text:p>
                <draw:g>
                  <svg:desc>errorLayerPercentageGraph291614234.A1:errorLayerPercentageGraph291614234.A1</svg:desc>
                </draw:g>
              </table:table-cell>
              <table:table-cell office:value-type="float" office:value="0.000085">
                <text:p>0.000085</text:p>
                <draw:g>
                  <svg:desc>errorLayerPercentageGraph291614234.B1:errorLayerPercentageGraph291614234.K1</svg:desc>
                </draw:g>
              </table:table-cell>
              <table:table-cell office:value-type="float" office:value="0.002909">
                <text:p>0.002909</text:p>
              </table:table-cell>
              <table:table-cell office:value-type="float" office:value="0.023064">
                <text:p>0.023064</text:p>
              </table:table-cell>
              <table:table-cell office:value-type="float" office:value="0.078098">
                <text:p>0.078098</text:p>
              </table:table-cell>
              <table:table-cell office:value-type="float" office:value="0.194823">
                <text:p>0.194823</text:p>
              </table:table-cell>
              <table:table-cell office:value-type="float" office:value="0.37012">
                <text:p>0.37012</text:p>
              </table:table-cell>
              <table:table-cell office:value-type="float" office:value="0.596253">
                <text:p>0.596253</text:p>
              </table:table-cell>
              <table:table-cell office:value-type="float" office:value="0.809862">
                <text:p>0.809862</text:p>
              </table:table-cell>
              <table:table-cell office:value-type="float" office:value="1.000884">
                <text:p>1.000884</text:p>
              </table:table-cell>
              <table:table-cell office:value-type="float" office:value="1.211201">
                <text:p>1.211201</text:p>
              </table:table-cell>
            </table:table-row>
            <table:table-row>
              <table:table-cell office:value-type="string">
                <text:p>Average Excitatory Voltage Change per Neuron (+0.001 C)</text:p>
                <draw:g>
                  <svg:desc>errorLayerPercentageGraph291614234.A2:errorLayerPercentageGraph291614234.A2</svg:desc>
                </draw:g>
              </table:table-cell>
              <table:table-cell office:value-type="float" office:value="0.000024">
                <text:p>0.000024</text:p>
                <draw:g>
                  <svg:desc>errorLayerPercentageGraph291614234.B2:errorLayerPercentageGraph291614234.K2</svg:desc>
                </draw:g>
              </table:table-cell>
              <table:table-cell office:value-type="float" office:value="0.000088">
                <text:p>0.000088</text:p>
              </table:table-cell>
              <table:table-cell office:value-type="float" office:value="0.002588">
                <text:p>0.002588</text:p>
              </table:table-cell>
              <table:table-cell office:value-type="float" office:value="0.013053">
                <text:p>0.013053</text:p>
              </table:table-cell>
              <table:table-cell office:value-type="float" office:value="0.039819">
                <text:p>0.039819</text:p>
              </table:table-cell>
              <table:table-cell office:value-type="float" office:value="0.099396">
                <text:p>0.099396</text:p>
              </table:table-cell>
              <table:table-cell office:value-type="float" office:value="0.194081">
                <text:p>0.194081</text:p>
              </table:table-cell>
              <table:table-cell office:value-type="float" office:value="0.320002">
                <text:p>0.320002</text:p>
              </table:table-cell>
              <table:table-cell office:value-type="float" office:value="0.512173">
                <text:p>0.512173</text:p>
              </table:table-cell>
              <table:table-cell office:value-type="float" office:value="0.731999">
                <text:p>0.731999</text:p>
              </table:table-cell>
            </table:table-row>
            <table:table-row>
              <table:table-cell office:value-type="string">
                <text:p>Average Excitatory Voltage Change per Neuron (+0.0001 C)</text:p>
                <draw:g>
                  <svg:desc>errorLayerPercentageGraph291614234.A3:errorLayerPercentageGraph291614234.A3</svg:desc>
                </draw:g>
              </table:table-cell>
              <table:table-cell office:value-type="float" office:value="0.000003">
                <text:p>0.000003</text:p>
                <draw:g>
                  <svg:desc>errorLayerPercentageGraph291614234.B3:errorLayerPercentageGraph291614234.K3</svg:desc>
                </draw:g>
              </table:table-cell>
              <table:table-cell office:value-type="float" office:value="0.000015">
                <text:p>0.000015</text:p>
              </table:table-cell>
              <table:table-cell office:value-type="float" office:value="0.001261">
                <text:p>0.001261</text:p>
              </table:table-cell>
              <table:table-cell office:value-type="float" office:value="0.001185">
                <text:p>0.001185</text:p>
              </table:table-cell>
              <table:table-cell office:value-type="float" office:value="0.00435">
                <text:p>0.00435</text:p>
              </table:table-cell>
              <table:table-cell office:value-type="float" office:value="0.008819">
                <text:p>0.008819</text:p>
              </table:table-cell>
              <table:table-cell office:value-type="float" office:value="0.013702">
                <text:p>0.013702</text:p>
              </table:table-cell>
              <table:table-cell office:value-type="float" office:value="0.02452">
                <text:p>0.02452</text:p>
              </table:table-cell>
              <table:table-cell office:value-type="float" office:value="0.048056">
                <text:p>0.048056</text:p>
              </table:table-cell>
              <table:table-cell office:value-type="float" office:value="0.087569">
                <text:p>0.087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